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ignals">
        <table:table-column/>
        <table:table-column/>
        <table:table-column/>
        <table:table-column/>
        <table:table-row>
          <table:table-cell office:value-type="string">
            <text:p>Node name</text:p>
          </table:table-cell>
          <table:table-cell office:value-type="string">
            <text:p>Node type</text:p>
          </table:table-cell>
          <table:table-cell office:value-type="string">
            <text:p>Port name</text:p>
          </table:table-cell>
          <table:table-cell office:value-type="string">
            <text:p>Signal value</text:p>
          </table:table-cell>
        </table:table-row>
      </table:table>
      <table:table table:name="states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ode name</text:p>
          </table:table-cell>
          <table:table-cell office:value-type="string">
            <text:p>Node type</text:p>
          </table:table-cell>
          <table:table-cell office:value-type="string">
            <text:p>Port name</text:p>
          </table:table-cell>
          <table:table-cell office:value-type="string">
            <text:p>Temperature in K</text:p>
          </table:table-cell>
          <table:table-cell office:value-type="string">
            <text:p>Pressure in Pa</text:p>
          </table:table-cell>
          <table:table-cell office:value-type="string">
            <text:p>Spec. enthalpy in J/kg</text:p>
          </table:table-cell>
          <table:table-cell office:value-type="string">
            <text:p>Spec. entropy in J/(kg*K)</text:p>
          </table:table-cell>
        </table:table-row>
        <table:table-row>
          <table:table-cell office:value-type="string">
            <text:p>pump1</text:p>
          </table:table-cell>
          <table:table-cell office:value-type="string">
            <text:p>Model</text:p>
          </table:table-cell>
          <table:table-cell office:value-type="string">
            <text:p>pump1_port_a</text:p>
          </table:table-cell>
          <table:table-cell office:value-type="string">
            <text:p>300.0</text:p>
          </table:table-cell>
          <table:table-cell office:value-type="string">
            <text:p>100000.0</text:p>
          </table:table-cell>
          <table:table-cell office:value-type="string">
            <text:p>28588.176644604362</text:p>
          </table:table-cell>
          <table:table-cell office:value-type="string">
            <text:p>96.4032716547299</text:p>
          </table:table-cell>
        </table:table-row>
        <table:table-row>
          <table:table-cell office:value-type="string">
            <text:p>pump1</text:p>
          </table:table-cell>
          <table:table-cell office:value-type="string">
            <text:p>Model</text:p>
          </table:table-cell>
          <table:table-cell office:value-type="string">
            <text:p>pump1_port_b</text:p>
          </table:table-cell>
          <table:table-cell office:value-type="string">
            <text:p>300.0040261439815</text:p>
          </table:table-cell>
          <table:table-cell office:value-type="string">
            <text:p>300000.0</text:p>
          </table:table-cell>
          <table:table-cell office:value-type="string">
            <text:p>28788.53098897834</text:p>
          </table:table-cell>
          <table:table-cell office:value-type="string">
            <text:p>96.40327165472263</text:p>
          </table:table-cell>
        </table:table-row>
        <table:table-row>
          <table:table-cell office:value-type="string">
            <text:p>pump2</text:p>
          </table:table-cell>
          <table:table-cell office:value-type="string">
            <text:p>Model</text:p>
          </table:table-cell>
          <table:table-cell office:value-type="string">
            <text:p>pump2_port_a</text:p>
          </table:table-cell>
          <table:table-cell office:value-type="string">
            <text:p>300.0040261439815</text:p>
          </table:table-cell>
          <table:table-cell office:value-type="string">
            <text:p>300000.0</text:p>
          </table:table-cell>
          <table:table-cell office:value-type="string">
            <text:p>28788.53098897834</text:p>
          </table:table-cell>
          <table:table-cell office:value-type="string">
            <text:p>96.40327165472263</text:p>
          </table:table-cell>
        </table:table-row>
        <table:table-row>
          <table:table-cell office:value-type="string">
            <text:p>pump2</text:p>
          </table:table-cell>
          <table:table-cell office:value-type="string">
            <text:p>Model</text:p>
          </table:table-cell>
          <table:table-cell office:value-type="string">
            <text:p>pump2_port_b</text:p>
          </table:table-cell>
          <table:table-cell office:value-type="string">
            <text:p>300.00805312736406</text:p>
          </table:table-cell>
          <table:table-cell office:value-type="string">
            <text:p>500000.0</text:p>
          </table:table-cell>
          <table:table-cell office:value-type="string">
            <text:p>28988.885558838723</text:p>
          </table:table-cell>
          <table:table-cell office:value-type="string">
            <text:p>96.40327165471899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1-04-14T13:47:27.468440</meta:creation-date>
    <dc:date>2021-04-14T13:47:27.471681</dc:date>
    <meta:generator>http://pypi.python.org/pypi/ezodf/0.1.0$Python3.8.8 (default, Feb 24 2021, 21:46:12) 
[GCC 7.3.0]</meta:generator>
    <meta:document-statistic/>
    <meta:editing-cycles>1</meta:editing-cycles>
  </office:meta>
</office:document-meta>
</file>